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19672" calcext:value-type="float">
            <text:p>0.9719672</text:p>
          </table:table-cell>
          <table:table-cell office:value-type="float" office:value="0.00296262" calcext:value-type="float">
            <text:p>0.00296262</text:p>
          </table:table-cell>
          <table:table-cell office:value-type="float" office:value="0.00685653" calcext:value-type="float">
            <text:p>0.00685653</text:p>
          </table:table-cell>
          <table:table-cell office:value-type="float" office:value="0.01821366" calcext:value-type="float">
            <text:p>0.01821366</text:p>
          </table:table-cell>
          <table:table-cell office:value-type="float" office:value="0.01069148" calcext:value-type="float">
            <text:p>0.01069148</text:p>
          </table:table-cell>
          <table:table-cell office:value-type="float" office:value="0.95011589" calcext:value-type="float">
            <text:p>0.95011589</text:p>
          </table:table-cell>
          <table:table-cell office:value-type="float" office:value="0.0000000000143" calcext:value-type="float">
            <text:p>1.43E-11</text:p>
          </table:table-cell>
          <table:table-cell office:value-type="float" office:value="0.03919263" calcext:value-type="float">
            <text:p>0.03919263</text:p>
          </table:table-cell>
          <table:table-cell office:value-type="float" office:value="0.01984119" calcext:value-type="float">
            <text:p>0.01984119</text:p>
          </table:table-cell>
          <table:table-cell office:value-type="float" office:value="0.00000000001547" calcext:value-type="float">
            <text:p>1.55E-11</text:p>
          </table:table-cell>
          <table:table-cell office:value-type="float" office:value="0.90114776" calcext:value-type="float">
            <text:p>0.90114776</text:p>
          </table:table-cell>
          <table:table-cell office:value-type="float" office:value="0.07901105" calcext:value-type="float">
            <text:p>0.079011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000009" calcext:value-type="float">
            <text:p>0.97000009</text:p>
          </table:table-cell>
          <table:table-cell office:value-type="float" office:value="0.00302145" calcext:value-type="float">
            <text:p>0.00302145</text:p>
          </table:table-cell>
          <table:table-cell office:value-type="float" office:value="0.00754428" calcext:value-type="float">
            <text:p>0.00754428</text:p>
          </table:table-cell>
          <table:table-cell office:value-type="float" office:value="0.01943418" calcext:value-type="float">
            <text:p>0.01943418</text:p>
          </table:table-cell>
          <table:table-cell office:value-type="float" office:value="0.01044557" calcext:value-type="float">
            <text:p>0.01044557</text:p>
          </table:table-cell>
          <table:table-cell office:value-type="float" office:value="0.94861447" calcext:value-type="float">
            <text:p>0.94861447</text:p>
          </table:table-cell>
          <table:table-cell office:value-type="float" office:value="0.0000000000154" calcext:value-type="float">
            <text:p>1.54E-11</text:p>
          </table:table-cell>
          <table:table-cell office:value-type="float" office:value="0.04093997" calcext:value-type="float">
            <text:p>0.04093997</text:p>
          </table:table-cell>
          <table:table-cell office:value-type="float" office:value="0.01807248" calcext:value-type="float">
            <text:p>0.01807248</text:p>
          </table:table-cell>
          <table:table-cell office:value-type="float" office:value="0.0000000000144" calcext:value-type="float">
            <text:p>1.44E-11</text:p>
          </table:table-cell>
          <table:table-cell office:value-type="float" office:value="0.90498143" calcext:value-type="float">
            <text:p>0.90498143</text:p>
          </table:table-cell>
          <table:table-cell office:value-type="float" office:value="0.07694609" calcext:value-type="float">
            <text:p>0.076946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6783383" calcext:value-type="float">
            <text:p>0.96783383</text:p>
          </table:table-cell>
          <table:table-cell office:value-type="float" office:value="0.00308343" calcext:value-type="float">
            <text:p>0.00308343</text:p>
          </table:table-cell>
          <table:table-cell office:value-type="float" office:value="0.00828481" calcext:value-type="float">
            <text:p>0.00828481</text:p>
          </table:table-cell>
          <table:table-cell office:value-type="float" office:value="0.02079792" calcext:value-type="float">
            <text:p>0.02079792</text:p>
          </table:table-cell>
          <table:table-cell office:value-type="float" office:value="0.01019478" calcext:value-type="float">
            <text:p>0.01019478</text:p>
          </table:table-cell>
          <table:table-cell office:value-type="float" office:value="0.9469486" calcext:value-type="float">
            <text:p>0.9469486</text:p>
          </table:table-cell>
          <table:table-cell office:value-type="float" office:value="0.00000000001654" calcext:value-type="float">
            <text:p>1.65E-11</text:p>
          </table:table-cell>
          <table:table-cell office:value-type="float" office:value="0.04285663" calcext:value-type="float">
            <text:p>0.04285663</text:p>
          </table:table-cell>
          <table:table-cell office:value-type="float" office:value="0.01647988" calcext:value-type="float">
            <text:p>0.01647988</text:p>
          </table:table-cell>
          <table:table-cell office:value-type="float" office:value="0.00000000001343" calcext:value-type="float">
            <text:p>1.34E-11</text:p>
          </table:table-cell>
          <table:table-cell office:value-type="float" office:value="0.90826296" calcext:value-type="float">
            <text:p>0.90826296</text:p>
          </table:table-cell>
          <table:table-cell office:value-type="float" office:value="0.07525716" calcext:value-type="float">
            <text:p>0.075257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6544847" calcext:value-type="float">
            <text:p>0.96544847</text:p>
          </table:table-cell>
          <table:table-cell office:value-type="float" office:value="0.00314866" calcext:value-type="float">
            <text:p>0.00314866</text:p>
          </table:table-cell>
          <table:table-cell office:value-type="float" office:value="0.00908005" calcext:value-type="float">
            <text:p>0.00908005</text:p>
          </table:table-cell>
          <table:table-cell office:value-type="float" office:value="0.02232282" calcext:value-type="float">
            <text:p>0.02232282</text:p>
          </table:table-cell>
          <table:table-cell office:value-type="float" office:value="0.00993956" calcext:value-type="float">
            <text:p>0.00993956</text:p>
          </table:table-cell>
          <table:table-cell office:value-type="float" office:value="0.94510232" calcext:value-type="float">
            <text:p>0.94510232</text:p>
          </table:table-cell>
          <table:table-cell office:value-type="float" office:value="0.00000000001772" calcext:value-type="float">
            <text:p>1.77E-11</text:p>
          </table:table-cell>
          <table:table-cell office:value-type="float" office:value="0.04495812" calcext:value-type="float">
            <text:p>0.04495812</text:p>
          </table:table-cell>
          <table:table-cell office:value-type="float" office:value="0.01504519" calcext:value-type="float">
            <text:p>0.01504519</text:p>
          </table:table-cell>
          <table:table-cell office:value-type="float" office:value="0.00000000001255" calcext:value-type="float">
            <text:p>1.26E-11</text:p>
          </table:table-cell>
          <table:table-cell office:value-type="float" office:value="0.91102965" calcext:value-type="float">
            <text:p>0.91102965</text:p>
          </table:table-cell>
          <table:table-cell office:value-type="float" office:value="0.07392516" calcext:value-type="float">
            <text:p>0.073925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6282171" calcext:value-type="float">
            <text:p>0.96282171</text:p>
          </table:table-cell>
          <table:table-cell office:value-type="float" office:value="0.0032172" calcext:value-type="float">
            <text:p>0.0032172</text:p>
          </table:table-cell>
          <table:table-cell office:value-type="float" office:value="0.00993171" calcext:value-type="float">
            <text:p>0.00993171</text:p>
          </table:table-cell>
          <table:table-cell office:value-type="float" office:value="0.02402939" calcext:value-type="float">
            <text:p>0.02402939</text:p>
          </table:table-cell>
          <table:table-cell office:value-type="float" office:value="0.00968036" calcext:value-type="float">
            <text:p>0.00968036</text:p>
          </table:table-cell>
          <table:table-cell office:value-type="float" office:value="0.94305793" calcext:value-type="float">
            <text:p>0.94305793</text:p>
          </table:table-cell>
          <table:table-cell office:value-type="float" office:value="0.00000000001893" calcext:value-type="float">
            <text:p>1.89E-11</text:p>
          </table:table-cell>
          <table:table-cell office:value-type="float" office:value="0.04726171" calcext:value-type="float">
            <text:p>0.04726171</text:p>
          </table:table-cell>
          <table:table-cell office:value-type="float" office:value="0.013752" calcext:value-type="float">
            <text:p>0.013752</text:p>
          </table:table-cell>
          <table:table-cell office:value-type="float" office:value="0.00000000001175" calcext:value-type="float">
            <text:p>1.18E-11</text:p>
          </table:table-cell>
          <table:table-cell office:value-type="float" office:value="0.91331282" calcext:value-type="float">
            <text:p>0.91331282</text:p>
          </table:table-cell>
          <table:table-cell office:value-type="float" office:value="0.07293519" calcext:value-type="float">
            <text:p>0.072935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5992857" calcext:value-type="float">
            <text:p>0.95992857</text:p>
          </table:table-cell>
          <table:table-cell office:value-type="float" office:value="0.00328911" calcext:value-type="float">
            <text:p>0.00328911</text:p>
          </table:table-cell>
          <table:table-cell office:value-type="float" office:value="0.01084121" calcext:value-type="float">
            <text:p>0.01084121</text:p>
          </table:table-cell>
          <table:table-cell office:value-type="float" office:value="0.02594111" calcext:value-type="float">
            <text:p>0.02594111</text:p>
          </table:table-cell>
          <table:table-cell office:value-type="float" office:value="0.00941763" calcext:value-type="float">
            <text:p>0.00941763</text:p>
          </table:table-cell>
          <table:table-cell office:value-type="float" office:value="0.94079582" calcext:value-type="float">
            <text:p>0.94079582</text:p>
          </table:table-cell>
          <table:table-cell office:value-type="float" office:value="0.00000000002016" calcext:value-type="float">
            <text:p>2.02E-11</text:p>
          </table:table-cell>
          <table:table-cell office:value-type="float" office:value="0.04978655" calcext:value-type="float">
            <text:p>0.04978655</text:p>
          </table:table-cell>
          <table:table-cell office:value-type="float" office:value="0.01258555" calcext:value-type="float">
            <text:p>0.01258555</text:p>
          </table:table-cell>
          <table:table-cell office:value-type="float" office:value="0.00000000001103" calcext:value-type="float">
            <text:p>1.10E-11</text:p>
          </table:table-cell>
          <table:table-cell office:value-type="float" office:value="0.91513811" calcext:value-type="float">
            <text:p>0.91513811</text:p>
          </table:table-cell>
          <table:table-cell office:value-type="float" office:value="0.07227634" calcext:value-type="float">
            <text:p>0.072276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5674105" calcext:value-type="float">
            <text:p>0.95674105</text:p>
          </table:table-cell>
          <table:table-cell office:value-type="float" office:value="0.00336444" calcext:value-type="float">
            <text:p>0.00336444</text:p>
          </table:table-cell>
          <table:table-cell office:value-type="float" office:value="0.01180962" calcext:value-type="float">
            <text:p>0.01180962</text:p>
          </table:table-cell>
          <table:table-cell office:value-type="float" office:value="0.0280849" calcext:value-type="float">
            <text:p>0.0280849</text:p>
          </table:table-cell>
          <table:table-cell office:value-type="float" office:value="0.00915179" calcext:value-type="float">
            <text:p>0.00915179</text:p>
          </table:table-cell>
          <table:table-cell office:value-type="float" office:value="0.93829427" calcext:value-type="float">
            <text:p>0.93829427</text:p>
          </table:table-cell>
          <table:table-cell office:value-type="float" office:value="0.00000000002141" calcext:value-type="float">
            <text:p>2.14E-11</text:p>
          </table:table-cell>
          <table:table-cell office:value-type="float" office:value="0.05255394" calcext:value-type="float">
            <text:p>0.05255394</text:p>
          </table:table-cell>
          <table:table-cell office:value-type="float" office:value="0.01153261" calcext:value-type="float">
            <text:p>0.01153261</text:p>
          </table:table-cell>
          <table:table-cell office:value-type="float" office:value="0.00000000001037" calcext:value-type="float">
            <text:p>1.04E-11</text:p>
          </table:table-cell>
          <table:table-cell office:value-type="float" office:value="0.91652574" calcext:value-type="float">
            <text:p>0.91652574</text:p>
          </table:table-cell>
          <table:table-cell office:value-type="float" office:value="0.07194165" calcext:value-type="float">
            <text:p>0.071941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5322763" calcext:value-type="float">
            <text:p>0.95322763</text:p>
          </table:table-cell>
          <table:table-cell office:value-type="float" office:value="0.00344323" calcext:value-type="float">
            <text:p>0.00344323</text:p>
          </table:table-cell>
          <table:table-cell office:value-type="float" office:value="0.01283756" calcext:value-type="float">
            <text:p>0.01283756</text:p>
          </table:table-cell>
          <table:table-cell office:value-type="float" office:value="0.03049157" calcext:value-type="float">
            <text:p>0.03049157</text:p>
          </table:table-cell>
          <table:table-cell office:value-type="float" office:value="0.00888327" calcext:value-type="float">
            <text:p>0.00888327</text:p>
          </table:table-cell>
          <table:table-cell office:value-type="float" office:value="0.93552924" calcext:value-type="float">
            <text:p>0.93552924</text:p>
          </table:table-cell>
          <table:table-cell office:value-type="float" office:value="0.00000000002268" calcext:value-type="float">
            <text:p>2.27E-11</text:p>
          </table:table-cell>
          <table:table-cell office:value-type="float" office:value="0.05558749" calcext:value-type="float">
            <text:p>0.05558749</text:p>
          </table:table-cell>
          <table:table-cell office:value-type="float" office:value="0.01058133" calcext:value-type="float">
            <text:p>0.01058133</text:p>
          </table:table-cell>
          <table:table-cell office:value-type="float" office:value="0.000000000009775" calcext:value-type="float">
            <text:p>9.78E-12</text:p>
          </table:table-cell>
          <table:table-cell office:value-type="float" office:value="0.91749069" calcext:value-type="float">
            <text:p>0.91749069</text:p>
          </table:table-cell>
          <table:table-cell office:value-type="float" office:value="0.07192798" calcext:value-type="float">
            <text:p>0.071927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493529" calcext:value-type="float">
            <text:p>0.9493529</text:p>
          </table:table-cell>
          <table:table-cell office:value-type="float" office:value="0.0035255" calcext:value-type="float">
            <text:p>0.0035255</text:p>
          </table:table-cell>
          <table:table-cell office:value-type="float" office:value="0.01392514" calcext:value-type="float">
            <text:p>0.01392514</text:p>
          </table:table-cell>
          <table:table-cell office:value-type="float" office:value="0.03319646" calcext:value-type="float">
            <text:p>0.03319646</text:p>
          </table:table-cell>
          <table:table-cell office:value-type="float" office:value="0.00861249" calcext:value-type="float">
            <text:p>0.00861249</text:p>
          </table:table-cell>
          <table:table-cell office:value-type="float" office:value="0.93247413" calcext:value-type="float">
            <text:p>0.93247413</text:p>
          </table:table-cell>
          <table:table-cell office:value-type="float" office:value="0.00000000002395" calcext:value-type="float">
            <text:p>2.40E-11</text:p>
          </table:table-cell>
          <table:table-cell office:value-type="float" office:value="0.05891338" calcext:value-type="float">
            <text:p>0.05891338</text:p>
          </table:table-cell>
          <table:table-cell office:value-type="float" office:value="0.0097211" calcext:value-type="float">
            <text:p>0.0097211</text:p>
          </table:table-cell>
          <table:table-cell office:value-type="float" office:value="0.000000000009232" calcext:value-type="float">
            <text:p>9.23E-12</text:p>
          </table:table-cell>
          <table:table-cell office:value-type="float" office:value="0.91804288" calcext:value-type="float">
            <text:p>0.91804288</text:p>
          </table:table-cell>
          <table:table-cell office:value-type="float" office:value="0.07223602" calcext:value-type="float">
            <text:p>0.072236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4507691" calcext:value-type="float">
            <text:p>0.94507691</text:p>
          </table:table-cell>
          <table:table-cell office:value-type="float" office:value="0.00361124" calcext:value-type="float">
            <text:p>0.00361124</text:p>
          </table:table-cell>
          <table:table-cell office:value-type="float" office:value="0.01507187" calcext:value-type="float">
            <text:p>0.01507187</text:p>
          </table:table-cell>
          <table:table-cell office:value-type="float" office:value="0.03623998" calcext:value-type="float">
            <text:p>0.03623998</text:p>
          </table:table-cell>
          <table:table-cell office:value-type="float" office:value="0.00833986" calcext:value-type="float">
            <text:p>0.00833986</text:p>
          </table:table-cell>
          <table:table-cell office:value-type="float" office:value="0.92909956" calcext:value-type="float">
            <text:p>0.92909956</text:p>
          </table:table-cell>
          <table:table-cell office:value-type="float" office:value="0.00000000002521" calcext:value-type="float">
            <text:p>2.52E-11</text:p>
          </table:table-cell>
          <table:table-cell office:value-type="float" office:value="0.06256058" calcext:value-type="float">
            <text:p>0.06256058</text:p>
          </table:table-cell>
          <table:table-cell office:value-type="float" office:value="0.00894243" calcext:value-type="float">
            <text:p>0.00894243</text:p>
          </table:table-cell>
          <table:table-cell office:value-type="float" office:value="0.000000000008738" calcext:value-type="float">
            <text:p>8.74E-12</text:p>
          </table:table-cell>
          <table:table-cell office:value-type="float" office:value="0.91818719" calcext:value-type="float">
            <text:p>0.91818719</text:p>
          </table:table-cell>
          <table:table-cell office:value-type="float" office:value="0.07287037" calcext:value-type="float">
            <text:p>0.072870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035464" calcext:value-type="float">
            <text:p>0.94035464</text:p>
          </table:table-cell>
          <table:table-cell office:value-type="float" office:value="0.00370039" calcext:value-type="float">
            <text:p>0.00370039</text:p>
          </table:table-cell>
          <table:table-cell office:value-type="float" office:value="0.01627651" calcext:value-type="float">
            <text:p>0.01627651</text:p>
          </table:table-cell>
          <table:table-cell office:value-type="float" office:value="0.03966846" calcext:value-type="float">
            <text:p>0.03966846</text:p>
          </table:table-cell>
          <table:table-cell office:value-type="float" office:value="0.00806577" calcext:value-type="float">
            <text:p>0.00806577</text:p>
          </table:table-cell>
          <table:table-cell office:value-type="float" office:value="0.92537311" calcext:value-type="float">
            <text:p>0.92537311</text:p>
          </table:table-cell>
          <table:table-cell office:value-type="float" office:value="0.00000000002646" calcext:value-type="float">
            <text:p>2.65E-11</text:p>
          </table:table-cell>
          <table:table-cell office:value-type="float" office:value="0.06656112" calcext:value-type="float">
            <text:p>0.06656112</text:p>
          </table:table-cell>
          <table:table-cell office:value-type="float" office:value="0.00823685" calcext:value-type="float">
            <text:p>0.00823685</text:p>
          </table:table-cell>
          <table:table-cell office:value-type="float" office:value="0.000000000008289" calcext:value-type="float">
            <text:p>8.29E-12</text:p>
          </table:table-cell>
          <table:table-cell office:value-type="float" office:value="0.91792354" calcext:value-type="float">
            <text:p>0.91792354</text:p>
          </table:table-cell>
          <table:table-cell office:value-type="float" office:value="0.07383961" calcext:value-type="float">
            <text:p>0.073839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3513527" calcext:value-type="float">
            <text:p>0.93513527</text:p>
          </table:table-cell>
          <table:table-cell office:value-type="float" office:value="0.00379289" calcext:value-type="float">
            <text:p>0.00379289</text:p>
          </table:table-cell>
          <table:table-cell office:value-type="float" office:value="0.01753701" calcext:value-type="float">
            <text:p>0.01753701</text:p>
          </table:table-cell>
          <table:table-cell office:value-type="float" office:value="0.04353484" calcext:value-type="float">
            <text:p>0.04353484</text:p>
          </table:table-cell>
          <table:table-cell office:value-type="float" office:value="0.0077906" calcext:value-type="float">
            <text:p>0.0077906</text:p>
          </table:table-cell>
          <table:table-cell office:value-type="float" office:value="0.92125902" calcext:value-type="float">
            <text:p>0.92125902</text:p>
          </table:table-cell>
          <table:table-cell office:value-type="float" office:value="0.0000000000277" calcext:value-type="float">
            <text:p>2.77E-11</text:p>
          </table:table-cell>
          <table:table-cell office:value-type="float" office:value="0.07095038" calcext:value-type="float">
            <text:p>0.07095038</text:p>
          </table:table-cell>
          <table:table-cell office:value-type="float" office:value="0.00759678" calcext:value-type="float">
            <text:p>0.00759678</text:p>
          </table:table-cell>
          <table:table-cell office:value-type="float" office:value="0.00000000000788" calcext:value-type="float">
            <text:p>7.88E-12</text:p>
          </table:table-cell>
          <table:table-cell office:value-type="float" office:value="0.91724674" calcext:value-type="float">
            <text:p>0.91724674</text:p>
          </table:table-cell>
          <table:table-cell office:value-type="float" office:value="0.07515648" calcext:value-type="float">
            <text:p>0.075156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2936147" calcext:value-type="float">
            <text:p>0.92936147</text:p>
          </table:table-cell>
          <table:table-cell office:value-type="float" office:value="0.00388859" calcext:value-type="float">
            <text:p>0.00388859</text:p>
          </table:table-cell>
          <table:table-cell office:value-type="float" office:value="0.01885033" calcext:value-type="float">
            <text:p>0.01885033</text:p>
          </table:table-cell>
          <table:table-cell office:value-type="float" office:value="0.04789961" calcext:value-type="float">
            <text:p>0.04789961</text:p>
          </table:table-cell>
          <table:table-cell office:value-type="float" office:value="0.00751473" calcext:value-type="float">
            <text:p>0.00751473</text:p>
          </table:table-cell>
          <table:table-cell office:value-type="float" office:value="0.91671797" calcext:value-type="float">
            <text:p>0.91671797</text:p>
          </table:table-cell>
          <table:table-cell office:value-type="float" office:value="0.00000000002889" calcext:value-type="float">
            <text:p>2.89E-11</text:p>
          </table:table-cell>
          <table:table-cell office:value-type="float" office:value="0.0757673" calcext:value-type="float">
            <text:p>0.0757673</text:p>
          </table:table-cell>
          <table:table-cell office:value-type="float" office:value="0.00701544" calcext:value-type="float">
            <text:p>0.00701544</text:p>
          </table:table-cell>
          <table:table-cell office:value-type="float" office:value="0.000000000007507" calcext:value-type="float">
            <text:p>7.51E-12</text:p>
          </table:table-cell>
          <table:table-cell office:value-type="float" office:value="0.91614644" calcext:value-type="float">
            <text:p>0.91614644</text:p>
          </table:table-cell>
          <table:table-cell office:value-type="float" office:value="0.07683812" calcext:value-type="float">
            <text:p>0.076838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2296863" calcext:value-type="float">
            <text:p>0.92296863</text:p>
          </table:table-cell>
          <table:table-cell office:value-type="float" office:value="0.00398729" calcext:value-type="float">
            <text:p>0.00398729</text:p>
          </table:table-cell>
          <table:table-cell office:value-type="float" office:value="0.02021232" calcext:value-type="float">
            <text:p>0.02021232</text:p>
          </table:table-cell>
          <table:table-cell office:value-type="float" office:value="0.05283176" calcext:value-type="float">
            <text:p>0.05283176</text:p>
          </table:table-cell>
          <table:table-cell office:value-type="float" office:value="0.00723851" calcext:value-type="float">
            <text:p>0.00723851</text:p>
          </table:table-cell>
          <table:table-cell office:value-type="float" office:value="0.91170677" calcext:value-type="float">
            <text:p>0.91170677</text:p>
          </table:table-cell>
          <table:table-cell office:value-type="float" office:value="0.00000000003005" calcext:value-type="float">
            <text:p>3.01E-11</text:p>
          </table:table-cell>
          <table:table-cell office:value-type="float" office:value="0.08105472" calcext:value-type="float">
            <text:p>0.08105472</text:p>
          </table:table-cell>
          <table:table-cell office:value-type="float" office:value="0.00648678" calcext:value-type="float">
            <text:p>0.00648678</text:p>
          </table:table-cell>
          <table:table-cell office:value-type="float" office:value="0.000000000007167" calcext:value-type="float">
            <text:p>7.17E-12</text:p>
          </table:table-cell>
          <table:table-cell office:value-type="float" office:value="0.91460684" calcext:value-type="float">
            <text:p>0.91460684</text:p>
          </table:table-cell>
          <table:table-cell office:value-type="float" office:value="0.07890637" calcext:value-type="float">
            <text:p>0.078906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1588397" calcext:value-type="float">
            <text:p>0.91588397</text:p>
          </table:table-cell>
          <table:table-cell office:value-type="float" office:value="0.00408872" calcext:value-type="float">
            <text:p>0.00408872</text:p>
          </table:table-cell>
          <table:table-cell office:value-type="float" office:value="0.02161755" calcext:value-type="float">
            <text:p>0.02161755</text:p>
          </table:table-cell>
          <table:table-cell office:value-type="float" office:value="0.05840976" calcext:value-type="float">
            <text:p>0.05840976</text:p>
          </table:table-cell>
          <table:table-cell office:value-type="float" office:value="0.00696228" calcext:value-type="float">
            <text:p>0.00696228</text:p>
          </table:table-cell>
          <table:table-cell office:value-type="float" office:value="0.90617814" calcext:value-type="float">
            <text:p>0.90617814</text:p>
          </table:table-cell>
          <table:table-cell office:value-type="float" office:value="0.00000000003115" calcext:value-type="float">
            <text:p>3.12E-11</text:p>
          </table:table-cell>
          <table:table-cell office:value-type="float" office:value="0.08685958" calcext:value-type="float">
            <text:p>0.08685958</text:p>
          </table:table-cell>
          <table:table-cell office:value-type="float" office:value="0.0060054" calcext:value-type="float">
            <text:p>0.0060054</text:p>
          </table:table-cell>
          <table:table-cell office:value-type="float" office:value="0.000000000006856" calcext:value-type="float">
            <text:p>6.86E-12</text:p>
          </table:table-cell>
          <table:table-cell office:value-type="float" office:value="0.91260645" calcext:value-type="float">
            <text:p>0.91260645</text:p>
          </table:table-cell>
          <table:table-cell office:value-type="float" office:value="0.08138815" calcext:value-type="float">
            <text:p>0.081388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0802577" calcext:value-type="float">
            <text:p>0.90802577</text:p>
          </table:table-cell>
          <table:table-cell office:value-type="float" office:value="0.0041925" calcext:value-type="float">
            <text:p>0.0041925</text:p>
          </table:table-cell>
          <table:table-cell office:value-type="float" office:value="0.02305913" calcext:value-type="float">
            <text:p>0.02305913</text:p>
          </table:table-cell>
          <table:table-cell office:value-type="float" office:value="0.0647226" calcext:value-type="float">
            <text:p>0.0647226</text:p>
          </table:table-cell>
          <table:table-cell office:value-type="float" office:value="0.00668639" calcext:value-type="float">
            <text:p>0.00668639</text:p>
          </table:table-cell>
          <table:table-cell office:value-type="float" office:value="0.90008046" calcext:value-type="float">
            <text:p>0.90008046</text:p>
          </table:table-cell>
          <table:table-cell office:value-type="float" office:value="0.00000000003219" calcext:value-type="float">
            <text:p>3.22E-11</text:p>
          </table:table-cell>
          <table:table-cell office:value-type="float" office:value="0.09323315" calcext:value-type="float">
            <text:p>0.09323315</text:p>
          </table:table-cell>
          <table:table-cell office:value-type="float" office:value="0.00556644" calcext:value-type="float">
            <text:p>0.00556644</text:p>
          </table:table-cell>
          <table:table-cell office:value-type="float" office:value="0.000000000006573" calcext:value-type="float">
            <text:p>6.57E-12</text:p>
          </table:table-cell>
          <table:table-cell office:value-type="float" office:value="0.91011767" calcext:value-type="float">
            <text:p>0.91011767</text:p>
          </table:table-cell>
          <table:table-cell office:value-type="float" office:value="0.0843159" calcext:value-type="float">
            <text:p>0.08431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9930257" calcext:value-type="float">
            <text:p>0.89930257</text:p>
          </table:table-cell>
          <table:table-cell office:value-type="float" office:value="0.00429814" calcext:value-type="float">
            <text:p>0.00429814</text:p>
          </table:table-cell>
          <table:table-cell office:value-type="float" office:value="0.02452849" calcext:value-type="float">
            <text:p>0.02452849</text:p>
          </table:table-cell>
          <table:table-cell office:value-type="float" office:value="0.07187079" calcext:value-type="float">
            <text:p>0.07187079</text:p>
          </table:table-cell>
          <table:table-cell office:value-type="float" office:value="0.00641114" calcext:value-type="float">
            <text:p>0.00641114</text:p>
          </table:table-cell>
          <table:table-cell office:value-type="float" office:value="0.89335759" calcext:value-type="float">
            <text:p>0.89335759</text:p>
          </table:table-cell>
          <table:table-cell office:value-type="float" office:value="0.00000000003315" calcext:value-type="float">
            <text:p>3.32E-11</text:p>
          </table:table-cell>
          <table:table-cell office:value-type="float" office:value="0.10023127" calcext:value-type="float">
            <text:p>0.10023127</text:p>
          </table:table-cell>
          <table:table-cell office:value-type="float" office:value="0.00516556" calcext:value-type="float">
            <text:p>0.00516556</text:p>
          </table:table-cell>
          <table:table-cell office:value-type="float" office:value="0.000000000006314" calcext:value-type="float">
            <text:p>6.31E-12</text:p>
          </table:table-cell>
          <table:table-cell office:value-type="float" office:value="0.90710636" calcext:value-type="float">
            <text:p>0.90710636</text:p>
          </table:table-cell>
          <table:table-cell office:value-type="float" office:value="0.08772808" calcext:value-type="float">
            <text:p>0.087728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8961246" calcext:value-type="float">
            <text:p>0.88961246</text:p>
          </table:table-cell>
          <table:table-cell office:value-type="float" office:value="0.00440502" calcext:value-type="float">
            <text:p>0.00440502</text:p>
          </table:table-cell>
          <table:table-cell office:value-type="float" office:value="0.02601525" calcext:value-type="float">
            <text:p>0.02601525</text:p>
          </table:table-cell>
          <table:table-cell office:value-type="float" office:value="0.07996727" calcext:value-type="float">
            <text:p>0.07996727</text:p>
          </table:table-cell>
          <table:table-cell office:value-type="float" office:value="0.00613687" calcext:value-type="float">
            <text:p>0.00613687</text:p>
          </table:table-cell>
          <table:table-cell office:value-type="float" office:value="0.88594876" calcext:value-type="float">
            <text:p>0.88594876</text:p>
          </table:table-cell>
          <table:table-cell office:value-type="float" office:value="0.00000000003402" calcext:value-type="float">
            <text:p>3.40E-11</text:p>
          </table:table-cell>
          <table:table-cell office:value-type="float" office:value="0.10791437" calcext:value-type="float">
            <text:p>0.10791437</text:p>
          </table:table-cell>
          <table:table-cell office:value-type="float" office:value="0.00479889" calcext:value-type="float">
            <text:p>0.00479889</text:p>
          </table:table-cell>
          <table:table-cell office:value-type="float" office:value="0.000000000006077" calcext:value-type="float">
            <text:p>6.08E-12</text:p>
          </table:table-cell>
          <table:table-cell office:value-type="float" office:value="0.90353131" calcext:value-type="float">
            <text:p>0.90353131</text:p>
          </table:table-cell>
          <table:table-cell office:value-type="float" office:value="0.09166981" calcext:value-type="float">
            <text:p>0.091669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7884262" calcext:value-type="float">
            <text:p>0.87884262</text:p>
          </table:table-cell>
          <table:table-cell office:value-type="float" office:value="0.00451235" calcext:value-type="float">
            <text:p>0.00451235</text:p>
          </table:table-cell>
          <table:table-cell office:value-type="float" office:value="0.02750693" calcext:value-type="float">
            <text:p>0.02750693</text:p>
          </table:table-cell>
          <table:table-cell office:value-type="float" office:value="0.0891381" calcext:value-type="float">
            <text:p>0.0891381</text:p>
          </table:table-cell>
          <table:table-cell office:value-type="float" office:value="0.00586386" calcext:value-type="float">
            <text:p>0.00586386</text:p>
          </table:table-cell>
          <table:table-cell office:value-type="float" office:value="0.87778857" calcext:value-type="float">
            <text:p>0.87778857</text:p>
          </table:table-cell>
          <table:table-cell office:value-type="float" office:value="0.00000000003479" calcext:value-type="float">
            <text:p>3.48E-11</text:p>
          </table:table-cell>
          <table:table-cell office:value-type="float" office:value="0.11634756" calcext:value-type="float">
            <text:p>0.11634756</text:p>
          </table:table-cell>
          <table:table-cell office:value-type="float" office:value="0.00446292" calcext:value-type="float">
            <text:p>0.00446292</text:p>
          </table:table-cell>
          <table:table-cell office:value-type="float" office:value="0.00000000000586" calcext:value-type="float">
            <text:p>5.86E-12</text:p>
          </table:table-cell>
          <table:table-cell office:value-type="float" office:value="0.89934359" calcext:value-type="float">
            <text:p>0.89934359</text:p>
          </table:table-cell>
          <table:table-cell office:value-type="float" office:value="0.09619349" calcext:value-type="float">
            <text:p>0.096193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6686924" calcext:value-type="float">
            <text:p>0.86686924</text:p>
          </table:table-cell>
          <table:table-cell office:value-type="float" office:value="0.00461914" calcext:value-type="float">
            <text:p>0.00461914</text:p>
          </table:table-cell>
          <table:table-cell office:value-type="float" office:value="0.0289888" calcext:value-type="float">
            <text:p>0.0289888</text:p>
          </table:table-cell>
          <table:table-cell office:value-type="float" office:value="0.09952282" calcext:value-type="float">
            <text:p>0.09952282</text:p>
          </table:table-cell>
          <table:table-cell office:value-type="float" office:value="0.00559244" calcext:value-type="float">
            <text:p>0.00559244</text:p>
          </table:table-cell>
          <table:table-cell office:value-type="float" office:value="0.86880707" calcext:value-type="float">
            <text:p>0.86880707</text:p>
          </table:table-cell>
          <table:table-cell office:value-type="float" office:value="0.00000000003545" calcext:value-type="float">
            <text:p>3.55E-11</text:p>
          </table:table-cell>
          <table:table-cell office:value-type="float" office:value="0.12560049" calcext:value-type="float">
            <text:p>0.12560049</text:p>
          </table:table-cell>
          <table:table-cell office:value-type="float" office:value="0.00415452" calcext:value-type="float">
            <text:p>0.00415452</text:p>
          </table:table-cell>
          <table:table-cell office:value-type="float" office:value="0.000000000005661" calcext:value-type="float">
            <text:p>5.66E-12</text:p>
          </table:table-cell>
          <table:table-cell office:value-type="float" office:value="0.89448592" calcext:value-type="float">
            <text:p>0.89448592</text:p>
          </table:table-cell>
          <table:table-cell office:value-type="float" office:value="0.10135956" calcext:value-type="float">
            <text:p>0.101359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5355782" calcext:value-type="float">
            <text:p>0.85355782</text:p>
          </table:table-cell>
          <table:table-cell office:value-type="float" office:value="0.0047242" calcext:value-type="float">
            <text:p>0.0047242</text:p>
          </table:table-cell>
          <table:table-cell office:value-type="float" office:value="0.03044368" calcext:value-type="float">
            <text:p>0.03044368</text:p>
          </table:table-cell>
          <table:table-cell office:value-type="float" office:value="0.1112743" calcext:value-type="float">
            <text:p>0.1112743</text:p>
          </table:table-cell>
          <table:table-cell office:value-type="float" office:value="0.00532289" calcext:value-type="float">
            <text:p>0.00532289</text:p>
          </table:table-cell>
          <table:table-cell office:value-type="float" office:value="0.85893008" calcext:value-type="float">
            <text:p>0.85893008</text:p>
          </table:table-cell>
          <table:table-cell office:value-type="float" office:value="0.00000000003599" calcext:value-type="float">
            <text:p>3.60E-11</text:p>
          </table:table-cell>
          <table:table-cell office:value-type="float" office:value="0.13574704" calcext:value-type="float">
            <text:p>0.13574704</text:p>
          </table:table-cell>
          <table:table-cell office:value-type="float" office:value="0.00387087" calcext:value-type="float">
            <text:p>0.00387087</text:p>
          </table:table-cell>
          <table:table-cell office:value-type="float" office:value="0.000000000005479" calcext:value-type="float">
            <text:p>5.48E-12</text:p>
          </table:table-cell>
          <table:table-cell office:value-type="float" office:value="0.88889191" calcext:value-type="float">
            <text:p>0.88889191</text:p>
          </table:table-cell>
          <table:table-cell office:value-type="float" office:value="0.10723722" calcext:value-type="float">
            <text:p>0.107237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387644" calcext:value-type="float">
            <text:p>0.8387644</text:p>
          </table:table-cell>
          <table:table-cell office:value-type="float" office:value="0.0048261" calcext:value-type="float">
            <text:p>0.0048261</text:p>
          </table:table-cell>
          <table:table-cell office:value-type="float" office:value="0.03185175" calcext:value-type="float">
            <text:p>0.03185175</text:p>
          </table:table-cell>
          <table:table-cell office:value-type="float" office:value="0.12455775" calcext:value-type="float">
            <text:p>0.12455775</text:p>
          </table:table-cell>
          <table:table-cell office:value-type="float" office:value="0.00505552" calcext:value-type="float">
            <text:p>0.00505552</text:p>
          </table:table-cell>
          <table:table-cell office:value-type="float" office:value="0.84807969" calcext:value-type="float">
            <text:p>0.84807969</text:p>
          </table:table-cell>
          <table:table-cell office:value-type="float" office:value="0.00000000003639" calcext:value-type="float">
            <text:p>3.64E-11</text:p>
          </table:table-cell>
          <table:table-cell office:value-type="float" office:value="0.14686479" calcext:value-type="float">
            <text:p>0.14686479</text:p>
          </table:table-cell>
          <table:table-cell office:value-type="float" office:value="0.00360943" calcext:value-type="float">
            <text:p>0.00360943</text:p>
          </table:table-cell>
          <table:table-cell office:value-type="float" office:value="0.000000000005311" calcext:value-type="float">
            <text:p>5.31E-12</text:p>
          </table:table-cell>
          <table:table-cell office:value-type="float" office:value="0.88248533" calcext:value-type="float">
            <text:p>0.88248533</text:p>
          </table:table-cell>
          <table:table-cell office:value-type="float" office:value="0.11390524" calcext:value-type="float">
            <text:p>0.113905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2233765" calcext:value-type="float">
            <text:p>0.82233765</text:p>
          </table:table-cell>
          <table:table-cell office:value-type="float" office:value="0.0049231" calcext:value-type="float">
            <text:p>0.0049231</text:p>
          </table:table-cell>
          <table:table-cell office:value-type="float" office:value="0.03319056" calcext:value-type="float">
            <text:p>0.03319056</text:p>
          </table:table-cell>
          <table:table-cell office:value-type="float" office:value="0.13954869" calcext:value-type="float">
            <text:p>0.13954869</text:p>
          </table:table-cell>
          <table:table-cell office:value-type="float" office:value="0.00479065" calcext:value-type="float">
            <text:p>0.00479065</text:p>
          </table:table-cell>
          <table:table-cell office:value-type="float" office:value="0.8361751" calcext:value-type="float">
            <text:p>0.8361751</text:p>
          </table:table-cell>
          <table:table-cell office:value-type="float" office:value="0.00000000003665" calcext:value-type="float">
            <text:p>3.67E-11</text:p>
          </table:table-cell>
          <table:table-cell office:value-type="float" office:value="0.15903425" calcext:value-type="float">
            <text:p>0.15903425</text:p>
          </table:table-cell>
          <table:table-cell office:value-type="float" office:value="0.00336788" calcext:value-type="float">
            <text:p>0.00336788</text:p>
          </table:table-cell>
          <table:table-cell office:value-type="float" office:value="0.000000000005156" calcext:value-type="float">
            <text:p>5.16E-12</text:p>
          </table:table-cell>
          <table:table-cell office:value-type="float" office:value="0.87517943" calcext:value-type="float">
            <text:p>0.87517943</text:p>
          </table:table-cell>
          <table:table-cell office:value-type="float" office:value="0.12145269" calcext:value-type="float">
            <text:p>0.121452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0412239" calcext:value-type="float">
            <text:p>0.80412239</text:p>
          </table:table-cell>
          <table:table-cell office:value-type="float" office:value="0.0050132" calcext:value-type="float">
            <text:p>0.0050132</text:p>
          </table:table-cell>
          <table:table-cell office:value-type="float" office:value="0.03443494" calcext:value-type="float">
            <text:p>0.03443494</text:p>
          </table:table-cell>
          <table:table-cell office:value-type="float" office:value="0.15642948" calcext:value-type="float">
            <text:p>0.15642948</text:p>
          </table:table-cell>
          <table:table-cell office:value-type="float" office:value="0.00452859" calcext:value-type="float">
            <text:p>0.00452859</text:p>
          </table:table-cell>
          <table:table-cell office:value-type="float" office:value="0.82313375" calcext:value-type="float">
            <text:p>0.82313375</text:p>
          </table:table-cell>
          <table:table-cell office:value-type="float" office:value="0.00000000003676" calcext:value-type="float">
            <text:p>3.68E-11</text:p>
          </table:table-cell>
          <table:table-cell office:value-type="float" office:value="0.17233766" calcext:value-type="float">
            <text:p>0.17233766</text:p>
          </table:table-cell>
          <table:table-cell office:value-type="float" office:value="0.00314416" calcext:value-type="float">
            <text:p>0.00314416</text:p>
          </table:table-cell>
          <table:table-cell office:value-type="float" office:value="0.000000000005013" calcext:value-type="float">
            <text:p>5.01E-12</text:p>
          </table:table-cell>
          <table:table-cell office:value-type="float" office:value="0.86687624" calcext:value-type="float">
            <text:p>0.86687624</text:p>
          </table:table-cell>
          <table:table-cell office:value-type="float" office:value="0.1299796" calcext:value-type="float">
            <text:p>0.12997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8396473" calcext:value-type="float">
            <text:p>0.78396473</text:p>
          </table:table-cell>
          <table:table-cell office:value-type="float" office:value="0.00509408" calcext:value-type="float">
            <text:p>0.00509408</text:p>
          </table:table-cell>
          <table:table-cell office:value-type="float" office:value="0.03555725" calcext:value-type="float">
            <text:p>0.03555725</text:p>
          </table:table-cell>
          <table:table-cell office:value-type="float" office:value="0.17538393" calcext:value-type="float">
            <text:p>0.17538393</text:p>
          </table:table-cell>
          <table:table-cell office:value-type="float" office:value="0.00426969" calcext:value-type="float">
            <text:p>0.00426969</text:p>
          </table:table-cell>
          <table:table-cell office:value-type="float" office:value="0.8088729" calcext:value-type="float">
            <text:p>0.8088729</text:p>
          </table:table-cell>
          <table:table-cell office:value-type="float" office:value="0.00000000003671" calcext:value-type="float">
            <text:p>3.67E-11</text:p>
          </table:table-cell>
          <table:table-cell office:value-type="float" office:value="0.18685742" calcext:value-type="float">
            <text:p>0.18685742</text:p>
          </table:table-cell>
          <table:table-cell office:value-type="float" office:value="0.00293636" calcext:value-type="float">
            <text:p>0.00293636</text:p>
          </table:table-cell>
          <table:table-cell office:value-type="float" office:value="0.000000000004879" calcext:value-type="float">
            <text:p>4.88E-12</text:p>
          </table:table-cell>
          <table:table-cell office:value-type="float" office:value="0.85746621" calcext:value-type="float">
            <text:p>0.85746621</text:p>
          </table:table-cell>
          <table:table-cell office:value-type="float" office:value="0.13959742" calcext:value-type="float">
            <text:p>0.139597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6171928" calcext:value-type="float">
            <text:p>0.76171928</text:p>
          </table:table-cell>
          <table:table-cell office:value-type="float" office:value="0.00516313" calcext:value-type="float">
            <text:p>0.00516313</text:p>
          </table:table-cell>
          <table:table-cell office:value-type="float" office:value="0.03652775" calcext:value-type="float">
            <text:p>0.03652775</text:p>
          </table:table-cell>
          <table:table-cell office:value-type="float" office:value="0.19658984" calcext:value-type="float">
            <text:p>0.19658984</text:p>
          </table:table-cell>
          <table:table-cell office:value-type="float" office:value="0.00401431" calcext:value-type="float">
            <text:p>0.00401431</text:p>
          </table:table-cell>
          <table:table-cell office:value-type="float" office:value="0.79331166" calcext:value-type="float">
            <text:p>0.79331166</text:p>
          </table:table-cell>
          <table:table-cell office:value-type="float" office:value="0.00000000003649" calcext:value-type="float">
            <text:p>3.65E-11</text:p>
          </table:table-cell>
          <table:table-cell office:value-type="float" office:value="0.20267403" calcext:value-type="float">
            <text:p>0.20267403</text:p>
          </table:table-cell>
          <table:table-cell office:value-type="float" office:value="0.00274278" calcext:value-type="float">
            <text:p>0.00274278</text:p>
          </table:table-cell>
          <table:table-cell office:value-type="float" office:value="0.000000000004754" calcext:value-type="float">
            <text:p>4.75E-12</text:p>
          </table:table-cell>
          <table:table-cell office:value-type="float" office:value="0.84682802" calcext:value-type="float">
            <text:p>0.84682802</text:p>
          </table:table-cell>
          <table:table-cell office:value-type="float" office:value="0.15042919" calcext:value-type="float">
            <text:p>0.150429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3725849" calcext:value-type="float">
            <text:p>0.73725849</text:p>
          </table:table-cell>
          <table:table-cell office:value-type="float" office:value="0.00521745" calcext:value-type="float">
            <text:p>0.00521745</text:p>
          </table:table-cell>
          <table:table-cell office:value-type="float" office:value="0.03731521" calcext:value-type="float">
            <text:p>0.03731521</text:p>
          </table:table-cell>
          <table:table-cell office:value-type="float" office:value="0.22020884" calcext:value-type="float">
            <text:p>0.22020884</text:p>
          </table:table-cell>
          <table:table-cell office:value-type="float" office:value="0.00376285" calcext:value-type="float">
            <text:p>0.00376285</text:p>
          </table:table-cell>
          <table:table-cell office:value-type="float" office:value="0.77637363" calcext:value-type="float">
            <text:p>0.77637363</text:p>
          </table:table-cell>
          <table:table-cell office:value-type="float" office:value="0.0000000000361" calcext:value-type="float">
            <text:p>3.61E-11</text:p>
          </table:table-cell>
          <table:table-cell office:value-type="float" office:value="0.21986351" calcext:value-type="float">
            <text:p>0.21986351</text:p>
          </table:table-cell>
          <table:table-cell office:value-type="float" office:value="0.00256186" calcext:value-type="float">
            <text:p>0.00256186</text:p>
          </table:table-cell>
          <table:table-cell office:value-type="float" office:value="0.000000000004636" calcext:value-type="float">
            <text:p>4.64E-12</text:p>
          </table:table-cell>
          <table:table-cell office:value-type="float" office:value="0.83482893" calcext:value-type="float">
            <text:p>0.83482893</text:p>
          </table:table-cell>
          <table:table-cell office:value-type="float" office:value="0.16260921" calcext:value-type="float">
            <text:p>0.162609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1048443" calcext:value-type="float">
            <text:p>0.71048443</text:p>
          </table:table-cell>
          <table:table-cell office:value-type="float" office:value="0.00525395" calcext:value-type="float">
            <text:p>0.00525395</text:p>
          </table:table-cell>
          <table:table-cell office:value-type="float" office:value="0.0378879" calcext:value-type="float">
            <text:p>0.0378879</text:p>
          </table:table-cell>
          <table:table-cell office:value-type="float" office:value="0.24637372" calcext:value-type="float">
            <text:p>0.24637372</text:p>
          </table:table-cell>
          <table:table-cell office:value-type="float" office:value="0.00351574" calcext:value-type="float">
            <text:p>0.00351574</text:p>
          </table:table-cell>
          <table:table-cell office:value-type="float" office:value="0.75799" calcext:value-type="float">
            <text:p>0.75799</text:p>
          </table:table-cell>
          <table:table-cell office:value-type="float" office:value="0.00000000003554" calcext:value-type="float">
            <text:p>3.55E-11</text:p>
          </table:table-cell>
          <table:table-cell office:value-type="float" office:value="0.23849425" calcext:value-type="float">
            <text:p>0.23849425</text:p>
          </table:table-cell>
          <table:table-cell office:value-type="float" office:value="0.00239218" calcext:value-type="float">
            <text:p>0.00239218</text:p>
          </table:table-cell>
          <table:table-cell office:value-type="float" office:value="0.000000000004524" calcext:value-type="float">
            <text:p>4.52E-12</text:p>
          </table:table-cell>
          <table:table-cell office:value-type="float" office:value="0.82132578" calcext:value-type="float">
            <text:p>0.82132578</text:p>
          </table:table-cell>
          <table:table-cell office:value-type="float" office:value="0.17628204" calcext:value-type="float">
            <text:p>0.176282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8134247" calcext:value-type="float">
            <text:p>0.68134247</text:p>
          </table:table-cell>
          <table:table-cell office:value-type="float" office:value="0.00526941" calcext:value-type="float">
            <text:p>0.00526941</text:p>
          </table:table-cell>
          <table:table-cell office:value-type="float" office:value="0.03821493" calcext:value-type="float">
            <text:p>0.03821493</text:p>
          </table:table-cell>
          <table:table-cell office:value-type="float" office:value="0.27517319" calcext:value-type="float">
            <text:p>0.27517319</text:p>
          </table:table-cell>
          <table:table-cell office:value-type="float" office:value="0.00327345" calcext:value-type="float">
            <text:p>0.00327345</text:p>
          </table:table-cell>
          <table:table-cell office:value-type="float" office:value="0.73810329" calcext:value-type="float">
            <text:p>0.73810329</text:p>
          </table:table-cell>
          <table:table-cell office:value-type="float" office:value="0.0000000000348" calcext:value-type="float">
            <text:p>3.48E-11</text:p>
          </table:table-cell>
          <table:table-cell office:value-type="float" office:value="0.25862325" calcext:value-type="float">
            <text:p>0.25862325</text:p>
          </table:table-cell>
          <table:table-cell office:value-type="float" office:value="0.00223245" calcext:value-type="float">
            <text:p>0.00223245</text:p>
          </table:table-cell>
          <table:table-cell office:value-type="float" office:value="0.000000000004415" calcext:value-type="float">
            <text:p>4.42E-12</text:p>
          </table:table-cell>
          <table:table-cell office:value-type="float" office:value="0.80616697" calcext:value-type="float">
            <text:p>0.80616697</text:p>
          </table:table-cell>
          <table:table-cell office:value-type="float" office:value="0.19160058" calcext:value-type="float">
            <text:p>0.191600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498365" calcext:value-type="float">
            <text:p>0.6498365</text:p>
          </table:table-cell>
          <table:table-cell office:value-type="float" office:value="0.00526063" calcext:value-type="float">
            <text:p>0.00526063</text:p>
          </table:table-cell>
          <table:table-cell office:value-type="float" office:value="0.03826795" calcext:value-type="float">
            <text:p>0.03826795</text:p>
          </table:table-cell>
          <table:table-cell office:value-type="float" office:value="0.30663492" calcext:value-type="float">
            <text:p>0.30663492</text:p>
          </table:table-cell>
          <table:table-cell office:value-type="float" office:value="0.00303649" calcext:value-type="float">
            <text:p>0.00303649</text:p>
          </table:table-cell>
          <table:table-cell office:value-type="float" office:value="0.71667161" calcext:value-type="float">
            <text:p>0.71667161</text:p>
          </table:table-cell>
          <table:table-cell office:value-type="float" office:value="0.0000000000339" calcext:value-type="float">
            <text:p>3.39E-11</text:p>
          </table:table-cell>
          <table:table-cell office:value-type="float" office:value="0.2802919" calcext:value-type="float">
            <text:p>0.2802919</text:p>
          </table:table-cell>
          <table:table-cell office:value-type="float" office:value="0.00208151" calcext:value-type="float">
            <text:p>0.00208151</text:p>
          </table:table-cell>
          <table:table-cell office:value-type="float" office:value="0.000000000004309" calcext:value-type="float">
            <text:p>4.31E-12</text:p>
          </table:table-cell>
          <table:table-cell office:value-type="float" office:value="0.78919567" calcext:value-type="float">
            <text:p>0.78919567</text:p>
          </table:table-cell>
          <table:table-cell office:value-type="float" office:value="0.20872282" calcext:value-type="float">
            <text:p>0.208722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604427" calcext:value-type="float">
            <text:p>0.61604427</text:p>
          </table:table-cell>
          <table:table-cell office:value-type="float" office:value="0.00522462" calcext:value-type="float">
            <text:p>0.00522462</text:p>
          </table:table-cell>
          <table:table-cell office:value-type="float" office:value="0.03802316" calcext:value-type="float">
            <text:p>0.03802316</text:p>
          </table:table-cell>
          <table:table-cell office:value-type="float" office:value="0.34070796" calcext:value-type="float">
            <text:p>0.34070796</text:p>
          </table:table-cell>
          <table:table-cell office:value-type="float" office:value="0.00280542" calcext:value-type="float">
            <text:p>0.00280542</text:p>
          </table:table-cell>
          <table:table-cell office:value-type="float" office:value="0.69367329" calcext:value-type="float">
            <text:p>0.69367329</text:p>
          </table:table-cell>
          <table:table-cell office:value-type="float" office:value="0.00000000003282" calcext:value-type="float">
            <text:p>3.28E-11</text:p>
          </table:table-cell>
          <table:table-cell office:value-type="float" office:value="0.30352129" calcext:value-type="float">
            <text:p>0.30352129</text:p>
          </table:table-cell>
          <table:table-cell office:value-type="float" office:value="0.00193831" calcext:value-type="float">
            <text:p>0.00193831</text:p>
          </table:table-cell>
          <table:table-cell office:value-type="float" office:value="0.000000000004204" calcext:value-type="float">
            <text:p>4.20E-12</text:p>
          </table:table-cell>
          <table:table-cell office:value-type="float" office:value="0.77025462" calcext:value-type="float">
            <text:p>0.77025462</text:p>
          </table:table-cell>
          <table:table-cell office:value-type="float" office:value="0.22780707" calcext:value-type="float">
            <text:p>0.227807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8013103" calcext:value-type="float">
            <text:p>0.58013103</text:p>
          </table:table-cell>
          <table:table-cell office:value-type="float" office:value="0.00515881" calcext:value-type="float">
            <text:p>0.00515881</text:p>
          </table:table-cell>
          <table:table-cell office:value-type="float" office:value="0.03746359" calcext:value-type="float">
            <text:p>0.03746359</text:p>
          </table:table-cell>
          <table:table-cell office:value-type="float" office:value="0.37724658" calcext:value-type="float">
            <text:p>0.37724658</text:p>
          </table:table-cell>
          <table:table-cell office:value-type="float" office:value="0.00258084" calcext:value-type="float">
            <text:p>0.00258084</text:p>
          </table:table-cell>
          <table:table-cell office:value-type="float" office:value="0.66911179" calcext:value-type="float">
            <text:p>0.66911179</text:p>
          </table:table-cell>
          <table:table-cell office:value-type="float" office:value="0.00000000003159" calcext:value-type="float">
            <text:p>3.16E-11</text:p>
          </table:table-cell>
          <table:table-cell office:value-type="float" office:value="0.32830737" calcext:value-type="float">
            <text:p>0.32830737</text:p>
          </table:table-cell>
          <table:table-cell office:value-type="float" office:value="0.00180192" calcext:value-type="float">
            <text:p>0.00180192</text:p>
          </table:table-cell>
          <table:table-cell office:value-type="float" office:value="0.000000000004098" calcext:value-type="float">
            <text:p>4.10E-12</text:p>
          </table:table-cell>
          <table:table-cell office:value-type="float" office:value="0.74919289" calcext:value-type="float">
            <text:p>0.74919289</text:p>
          </table:table-cell>
          <table:table-cell office:value-type="float" office:value="0.24900519" calcext:value-type="float">
            <text:p>0.249005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4235939" calcext:value-type="float">
            <text:p>0.54235939</text:p>
          </table:table-cell>
          <table:table-cell office:value-type="float" office:value="0.00506132" calcext:value-type="float">
            <text:p>0.00506132</text:p>
          </table:table-cell>
          <table:table-cell office:value-type="float" office:value="0.0365813" calcext:value-type="float">
            <text:p>0.0365813</text:p>
          </table:table-cell>
          <table:table-cell office:value-type="float" office:value="0.41599799" calcext:value-type="float">
            <text:p>0.41599799</text:p>
          </table:table-cell>
          <table:table-cell office:value-type="float" office:value="0.00236338" calcext:value-type="float">
            <text:p>0.00236338</text:p>
          </table:table-cell>
          <table:table-cell office:value-type="float" office:value="0.6430205" calcext:value-type="float">
            <text:p>0.6430205</text:p>
          </table:table-cell>
          <table:table-cell office:value-type="float" office:value="0.00000000003022" calcext:value-type="float">
            <text:p>3.02E-11</text:p>
          </table:table-cell>
          <table:table-cell office:value-type="float" office:value="0.35461612" calcext:value-type="float">
            <text:p>0.35461612</text:p>
          </table:table-cell>
          <table:table-cell office:value-type="float" office:value="0.00167153" calcext:value-type="float">
            <text:p>0.00167153</text:p>
          </table:table-cell>
          <table:table-cell office:value-type="float" office:value="0.000000000003989" calcext:value-type="float">
            <text:p>3.99E-12</text:p>
          </table:table-cell>
          <table:table-cell office:value-type="float" office:value="0.72587484" calcext:value-type="float">
            <text:p>0.72587484</text:p>
          </table:table-cell>
          <table:table-cell office:value-type="float" office:value="0.27245363" calcext:value-type="float">
            <text:p>0.272453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0309262" calcext:value-type="float">
            <text:p>0.50309262</text:p>
          </table:table-cell>
          <table:table-cell office:value-type="float" office:value="0.00493117" calcext:value-type="float">
            <text:p>0.00493117</text:p>
          </table:table-cell>
          <table:table-cell office:value-type="float" office:value="0.0353794" calcext:value-type="float">
            <text:p>0.0353794</text:p>
          </table:table-cell>
          <table:table-cell office:value-type="float" office:value="0.45659681" calcext:value-type="float">
            <text:p>0.45659681</text:p>
          </table:table-cell>
          <table:table-cell office:value-type="float" office:value="0.00215371" calcext:value-type="float">
            <text:p>0.00215371</text:p>
          </table:table-cell>
          <table:table-cell office:value-type="float" office:value="0.61546717" calcext:value-type="float">
            <text:p>0.61546717</text:p>
          </table:table-cell>
          <table:table-cell office:value-type="float" office:value="0.00000000002871" calcext:value-type="float">
            <text:p>2.87E-11</text:p>
          </table:table-cell>
          <table:table-cell office:value-type="float" office:value="0.38237912" calcext:value-type="float">
            <text:p>0.38237912</text:p>
          </table:table-cell>
          <table:table-cell office:value-type="float" office:value="0.00154646" calcext:value-type="float">
            <text:p>0.00154646</text:p>
          </table:table-cell>
          <table:table-cell office:value-type="float" office:value="0.000000000003876" calcext:value-type="float">
            <text:p>3.88E-12</text:p>
          </table:table-cell>
          <table:table-cell office:value-type="float" office:value="0.70019148" calcext:value-type="float">
            <text:p>0.70019148</text:p>
          </table:table-cell>
          <table:table-cell office:value-type="float" office:value="0.29826206" calcext:value-type="float">
            <text:p>0.298262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6278932" calcext:value-type="float">
            <text:p>0.46278932</text:p>
          </table:table-cell>
          <table:table-cell office:value-type="float" office:value="0.00476851" calcext:value-type="float">
            <text:p>0.00476851</text:p>
          </table:table-cell>
          <table:table-cell office:value-type="float" office:value="0.03387335" calcext:value-type="float">
            <text:p>0.03387335</text:p>
          </table:table-cell>
          <table:table-cell office:value-type="float" office:value="0.49856882" calcext:value-type="float">
            <text:p>0.49856882</text:p>
          </table:table-cell>
          <table:table-cell office:value-type="float" office:value="0.00195252" calcext:value-type="float">
            <text:p>0.00195252</text:p>
          </table:table-cell>
          <table:table-cell office:value-type="float" office:value="0.58655741" calcext:value-type="float">
            <text:p>0.58655741</text:p>
          </table:table-cell>
          <table:table-cell office:value-type="float" office:value="0.00000000002709" calcext:value-type="float">
            <text:p>2.71E-11</text:p>
          </table:table-cell>
          <table:table-cell office:value-type="float" office:value="0.41149007" calcext:value-type="float">
            <text:p>0.41149007</text:p>
          </table:table-cell>
          <table:table-cell office:value-type="float" office:value="0.00142615" calcext:value-type="float">
            <text:p>0.00142615</text:p>
          </table:table-cell>
          <table:table-cell office:value-type="float" office:value="0.000000000003758" calcext:value-type="float">
            <text:p>3.76E-12</text:p>
          </table:table-cell>
          <table:table-cell office:value-type="float" office:value="0.67207407" calcext:value-type="float">
            <text:p>0.67207407</text:p>
          </table:table-cell>
          <table:table-cell office:value-type="float" office:value="0.32649977" calcext:value-type="float">
            <text:p>0.326499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198802" calcext:value-type="float">
            <text:p>0.42198802</text:p>
          </table:table-cell>
          <table:table-cell office:value-type="float" office:value="0.00457476" calcext:value-type="float">
            <text:p>0.00457476</text:p>
          </table:table-cell>
          <table:table-cell office:value-type="float" office:value="0.03209143" calcext:value-type="float">
            <text:p>0.03209143</text:p>
          </table:table-cell>
          <table:table-cell office:value-type="float" office:value="0.54134579" calcext:value-type="float">
            <text:p>0.54134579</text:p>
          </table:table-cell>
          <table:table-cell office:value-type="float" office:value="0.00176049" calcext:value-type="float">
            <text:p>0.00176049</text:p>
          </table:table-cell>
          <table:table-cell office:value-type="float" office:value="0.55643692" calcext:value-type="float">
            <text:p>0.55643692</text:p>
          </table:table-cell>
          <table:table-cell office:value-type="float" office:value="0.00000000002538" calcext:value-type="float">
            <text:p>2.54E-11</text:p>
          </table:table-cell>
          <table:table-cell office:value-type="float" office:value="0.44180259" calcext:value-type="float">
            <text:p>0.44180259</text:p>
          </table:table-cell>
          <table:table-cell office:value-type="float" office:value="0.0013102" calcext:value-type="float">
            <text:p>0.0013102</text:p>
          </table:table-cell>
          <table:table-cell office:value-type="float" office:value="0.000000000003632" calcext:value-type="float">
            <text:p>3.63E-12</text:p>
          </table:table-cell>
          <table:table-cell office:value-type="float" office:value="0.64150944" calcext:value-type="float">
            <text:p>0.64150944</text:p>
          </table:table-cell>
          <table:table-cell office:value-type="float" office:value="0.35718036" calcext:value-type="float">
            <text:p>0.357180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8128181" calcext:value-type="float">
            <text:p>0.38128181</text:p>
          </table:table-cell>
          <table:table-cell office:value-type="float" office:value="0.00435267" calcext:value-type="float">
            <text:p>0.00435267</text:p>
          </table:table-cell>
          <table:table-cell office:value-type="float" office:value="0.03007398" calcext:value-type="float">
            <text:p>0.03007398</text:p>
          </table:table-cell>
          <table:table-cell office:value-type="float" office:value="0.58429153" calcext:value-type="float">
            <text:p>0.58429153</text:p>
          </table:table-cell>
          <table:table-cell office:value-type="float" office:value="0.00157825" calcext:value-type="float">
            <text:p>0.00157825</text:p>
          </table:table-cell>
          <table:table-cell office:value-type="float" office:value="0.52529185" calcext:value-type="float">
            <text:p>0.52529185</text:p>
          </table:table-cell>
          <table:table-cell office:value-type="float" office:value="0.0000000000236" calcext:value-type="float">
            <text:p>2.36E-11</text:p>
          </table:table-cell>
          <table:table-cell office:value-type="float" office:value="0.4731299" calcext:value-type="float">
            <text:p>0.4731299</text:p>
          </table:table-cell>
          <table:table-cell office:value-type="float" office:value="0.00119834" calcext:value-type="float">
            <text:p>0.00119834</text:p>
          </table:table-cell>
          <table:table-cell office:value-type="float" office:value="0.000000000003499" calcext:value-type="float">
            <text:p>3.50E-12</text:p>
          </table:table-cell>
          <table:table-cell office:value-type="float" office:value="0.608556" calcext:value-type="float">
            <text:p>0.608556</text:p>
          </table:table-cell>
          <table:table-cell office:value-type="float" office:value="0.39024566" calcext:value-type="float">
            <text:p>0.3902456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41285" calcext:value-type="float">
            <text:p>0.341285</text:p>
          </table:table-cell>
          <table:table-cell office:value-type="float" office:value="0.00410621" calcext:value-type="float">
            <text:p>0.00410621</text:p>
          </table:table-cell>
          <table:table-cell office:value-type="float" office:value="0.02787145" calcext:value-type="float">
            <text:p>0.02787145</text:p>
          </table:table-cell>
          <table:table-cell office:value-type="float" office:value="0.62673734" calcext:value-type="float">
            <text:p>0.62673734</text:p>
          </table:table-cell>
          <table:table-cell office:value-type="float" office:value="0.00140642" calcext:value-type="float">
            <text:p>0.00140642</text:p>
          </table:table-cell>
          <table:table-cell office:value-type="float" office:value="0.4933469" calcext:value-type="float">
            <text:p>0.4933469</text:p>
          </table:table-cell>
          <table:table-cell office:value-type="float" office:value="0.00000000002177" calcext:value-type="float">
            <text:p>2.18E-11</text:p>
          </table:table-cell>
          <table:table-cell office:value-type="float" office:value="0.50524668" calcext:value-type="float">
            <text:p>0.50524668</text:p>
          </table:table-cell>
          <table:table-cell office:value-type="float" office:value="0.00109046" calcext:value-type="float">
            <text:p>0.00109046</text:p>
          </table:table-cell>
          <table:table-cell office:value-type="float" office:value="0.000000000003355" calcext:value-type="float">
            <text:p>3.36E-12</text:p>
          </table:table-cell>
          <table:table-cell office:value-type="float" office:value="0.57335886" calcext:value-type="float">
            <text:p>0.57335886</text:p>
          </table:table-cell>
          <table:table-cell office:value-type="float" office:value="0.42555068" calcext:value-type="float">
            <text:p>0.425550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025953" calcext:value-type="float">
            <text:p>0.3025953</text:p>
          </table:table-cell>
          <table:table-cell office:value-type="float" office:value="0.00384036" calcext:value-type="float">
            <text:p>0.00384036</text:p>
          </table:table-cell>
          <table:table-cell office:value-type="float" office:value="0.02554136" calcext:value-type="float">
            <text:p>0.02554136</text:p>
          </table:table-cell>
          <table:table-cell office:value-type="float" office:value="0.66802299" calcext:value-type="float">
            <text:p>0.66802299</text:p>
          </table:table-cell>
          <table:table-cell office:value-type="float" office:value="0.00124551" calcext:value-type="float">
            <text:p>0.00124551</text:p>
          </table:table-cell>
          <table:table-cell office:value-type="float" office:value="0.460861" calcext:value-type="float">
            <text:p>0.460861</text:p>
          </table:table-cell>
          <table:table-cell office:value-type="float" office:value="0.00000000001993" calcext:value-type="float">
            <text:p>1.99E-11</text:p>
          </table:table-cell>
          <table:table-cell office:value-type="float" office:value="0.5378935" calcext:value-type="float">
            <text:p>0.5378935</text:p>
          </table:table-cell>
          <table:table-cell office:value-type="float" office:value="0.00098659" calcext:value-type="float">
            <text:p>0.00098659</text:p>
          </table:table-cell>
          <table:table-cell office:value-type="float" office:value="0.000000000003202" calcext:value-type="float">
            <text:p>3.20E-12</text:p>
          </table:table-cell>
          <table:table-cell office:value-type="float" office:value="0.53616162" calcext:value-type="float">
            <text:p>0.53616162</text:p>
          </table:table-cell>
          <table:table-cell office:value-type="float" office:value="0.46285178" calcext:value-type="float">
            <text:p>0.462851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6575646" calcext:value-type="float">
            <text:p>0.26575646</text:p>
          </table:table-cell>
          <table:table-cell office:value-type="float" office:value="0.00356083" calcext:value-type="float">
            <text:p>0.00356083</text:p>
          </table:table-cell>
          <table:table-cell office:value-type="float" office:value="0.02314445" calcext:value-type="float">
            <text:p>0.02314445</text:p>
          </table:table-cell>
          <table:table-cell office:value-type="float" office:value="0.70753826" calcext:value-type="float">
            <text:p>0.70753826</text:p>
          </table:table-cell>
          <table:table-cell office:value-type="float" office:value="0.00109593" calcext:value-type="float">
            <text:p>0.00109593</text:p>
          </table:table-cell>
          <table:table-cell office:value-type="float" office:value="0.42812044" calcext:value-type="float">
            <text:p>0.42812044</text:p>
          </table:table-cell>
          <table:table-cell office:value-type="float" office:value="0.00000000001809" calcext:value-type="float">
            <text:p>1.81E-11</text:p>
          </table:table-cell>
          <table:table-cell office:value-type="float" office:value="0.57078362" calcext:value-type="float">
            <text:p>0.57078362</text:p>
          </table:table-cell>
          <table:table-cell office:value-type="float" office:value="0.00088693" calcext:value-type="float">
            <text:p>0.00088693</text:p>
          </table:table-cell>
          <table:table-cell office:value-type="float" office:value="0.000000000003039" calcext:value-type="float">
            <text:p>3.04E-12</text:p>
          </table:table-cell>
          <table:table-cell office:value-type="float" office:value="0.49731243" calcext:value-type="float">
            <text:p>0.49731243</text:p>
          </table:table-cell>
          <table:table-cell office:value-type="float" office:value="0.50180064" calcext:value-type="float">
            <text:p>0.501800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3122621" calcext:value-type="float">
            <text:p>0.23122621</text:p>
          </table:table-cell>
          <table:table-cell office:value-type="float" office:value="0.00327366" calcext:value-type="float">
            <text:p>0.00327366</text:p>
          </table:table-cell>
          <table:table-cell office:value-type="float" office:value="0.02074068" calcext:value-type="float">
            <text:p>0.02074068</text:p>
          </table:table-cell>
          <table:table-cell office:value-type="float" office:value="0.74475945" calcext:value-type="float">
            <text:p>0.74475945</text:p>
          </table:table-cell>
          <table:table-cell office:value-type="float" office:value="0.00095798" calcext:value-type="float">
            <text:p>0.00095798</text:p>
          </table:table-cell>
          <table:table-cell office:value-type="float" office:value="0.39542978" calcext:value-type="float">
            <text:p>0.39542978</text:p>
          </table:table-cell>
          <table:table-cell office:value-type="float" office:value="0.00000000001629" calcext:value-type="float">
            <text:p>1.63E-11</text:p>
          </table:table-cell>
          <table:table-cell office:value-type="float" office:value="0.60361224" calcext:value-type="float">
            <text:p>0.60361224</text:p>
          </table:table-cell>
          <table:table-cell office:value-type="float" office:value="0.00079178" calcext:value-type="float">
            <text:p>0.00079178</text:p>
          </table:table-cell>
          <table:table-cell office:value-type="float" office:value="0.000000000002867" calcext:value-type="float">
            <text:p>2.87E-12</text:p>
          </table:table-cell>
          <table:table-cell office:value-type="float" office:value="0.45726159" calcext:value-type="float">
            <text:p>0.45726159</text:p>
          </table:table-cell>
          <table:table-cell office:value-type="float" office:value="0.54194664" calcext:value-type="float">
            <text:p>0.541946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993534" calcext:value-type="float">
            <text:p>0.1993534</text:p>
          </table:table-cell>
          <table:table-cell office:value-type="float" office:value="0.00298485" calcext:value-type="float">
            <text:p>0.00298485</text:p>
          </table:table-cell>
          <table:table-cell office:value-type="float" office:value="0.01838545" calcext:value-type="float">
            <text:p>0.01838545</text:p>
          </table:table-cell>
          <table:table-cell office:value-type="float" office:value="0.77927631" calcext:value-type="float">
            <text:p>0.77927631</text:p>
          </table:table-cell>
          <table:table-cell office:value-type="float" office:value="0.00083179" calcext:value-type="float">
            <text:p>0.00083179</text:p>
          </table:table-cell>
          <table:table-cell office:value-type="float" office:value="0.36310092" calcext:value-type="float">
            <text:p>0.36310092</text:p>
          </table:table-cell>
          <table:table-cell office:value-type="float" office:value="0.00000000001454" calcext:value-type="float">
            <text:p>1.45E-11</text:p>
          </table:table-cell>
          <table:table-cell office:value-type="float" office:value="0.63606729" calcext:value-type="float">
            <text:p>0.63606729</text:p>
          </table:table-cell>
          <table:table-cell office:value-type="float" office:value="0.00070152" calcext:value-type="float">
            <text:p>0.00070152</text:p>
          </table:table-cell>
          <table:table-cell office:value-type="float" office:value="0.000000000002686" calcext:value-type="float">
            <text:p>2.69E-12</text:p>
          </table:table-cell>
          <table:table-cell office:value-type="float" office:value="0.41654892" calcext:value-type="float">
            <text:p>0.41654892</text:p>
          </table:table-cell>
          <table:table-cell office:value-type="float" office:value="0.58274956" calcext:value-type="float">
            <text:p>0.582749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7036668" calcext:value-type="float">
            <text:p>0.17036668</text:p>
          </table:table-cell>
          <table:table-cell office:value-type="float" office:value="0.00269996" calcext:value-type="float">
            <text:p>0.00269996</text:p>
          </table:table-cell>
          <table:table-cell office:value-type="float" office:value="0.01612657" calcext:value-type="float">
            <text:p>0.01612657</text:p>
          </table:table-cell>
          <table:table-cell office:value-type="float" office:value="0.81080679" calcext:value-type="float">
            <text:p>0.81080679</text:p>
          </table:table-cell>
          <table:table-cell office:value-type="float" office:value="0.00071733" calcext:value-type="float">
            <text:p>0.00071733</text:p>
          </table:table-cell>
          <table:table-cell office:value-type="float" office:value="0.3314413" calcext:value-type="float">
            <text:p>0.3314413</text:p>
          </table:table-cell>
          <table:table-cell office:value-type="float" office:value="0.00000000001287" calcext:value-type="float">
            <text:p>1.29E-11</text:p>
          </table:table-cell>
          <table:table-cell office:value-type="float" office:value="0.66784137" calcext:value-type="float">
            <text:p>0.66784137</text:p>
          </table:table-cell>
          <table:table-cell office:value-type="float" office:value="0.0006166" calcext:value-type="float">
            <text:p>0.0006166</text:p>
          </table:table-cell>
          <table:table-cell office:value-type="float" office:value="0.000000000002499" calcext:value-type="float">
            <text:p>2.50E-12</text:p>
          </table:table-cell>
          <table:table-cell office:value-type="float" office:value="0.37578027" calcext:value-type="float">
            <text:p>0.37578027</text:p>
          </table:table-cell>
          <table:table-cell office:value-type="float" office:value="0.62360313" calcext:value-type="float">
            <text:p>0.623603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4437481" calcext:value-type="float">
            <text:p>0.14437481</text:p>
          </table:table-cell>
          <table:table-cell office:value-type="float" office:value="0.00242387" calcext:value-type="float">
            <text:p>0.00242387</text:p>
          </table:table-cell>
          <table:table-cell office:value-type="float" office:value="0.01400222" calcext:value-type="float">
            <text:p>0.01400222</text:p>
          </table:table-cell>
          <table:table-cell office:value-type="float" office:value="0.8391991" calcext:value-type="float">
            <text:p>0.8391991</text:p>
          </table:table-cell>
          <table:table-cell office:value-type="float" office:value="0.00061441" calcext:value-type="float">
            <text:p>0.00061441</text:p>
          </table:table-cell>
          <table:table-cell office:value-type="float" office:value="0.30074199" calcext:value-type="float">
            <text:p>0.30074199</text:p>
          </table:table-cell>
          <table:table-cell office:value-type="float" office:value="0.0000000000113" calcext:value-type="float">
            <text:p>1.13E-11</text:p>
          </table:table-cell>
          <table:table-cell office:value-type="float" office:value="0.6986436" calcext:value-type="float">
            <text:p>0.6986436</text:p>
          </table:table-cell>
          <table:table-cell office:value-type="float" office:value="0.00053744" calcext:value-type="float">
            <text:p>0.00053744</text:p>
          </table:table-cell>
          <table:table-cell office:value-type="float" office:value="0.000000000002308" calcext:value-type="float">
            <text:p>2.31E-12</text:p>
          </table:table-cell>
          <table:table-cell office:value-type="float" office:value="0.33559452" calcext:value-type="float">
            <text:p>0.33559452</text:p>
          </table:table-cell>
          <table:table-cell office:value-type="float" office:value="0.66386803" calcext:value-type="float">
            <text:p>0.6638680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2137678" calcext:value-type="float">
            <text:p>0.12137678</text:p>
          </table:table-cell>
          <table:table-cell office:value-type="float" office:value="0.00216059" calcext:value-type="float">
            <text:p>0.00216059</text:p>
          </table:table-cell>
          <table:table-cell office:value-type="float" office:value="0.01204013" calcext:value-type="float">
            <text:p>0.01204013</text:p>
          </table:table-cell>
          <table:table-cell office:value-type="float" office:value="0.8644225" calcext:value-type="float">
            <text:p>0.8644225</text:p>
          </table:table-cell>
          <table:table-cell office:value-type="float" office:value="0.00052269" calcext:value-type="float">
            <text:p>0.00052269</text:p>
          </table:table-cell>
          <table:table-cell office:value-type="float" office:value="0.27126673" calcext:value-type="float">
            <text:p>0.27126673</text:p>
          </table:table-cell>
          <table:table-cell office:value-type="float" office:value="0.000000000009829" calcext:value-type="float">
            <text:p>9.83E-12</text:p>
          </table:table-cell>
          <table:table-cell office:value-type="float" office:value="0.72821058" calcext:value-type="float">
            <text:p>0.72821058</text:p>
          </table:table-cell>
          <table:table-cell office:value-type="float" office:value="0.00046445" calcext:value-type="float">
            <text:p>0.00046445</text:p>
          </table:table-cell>
          <table:table-cell office:value-type="float" office:value="0.000000000002114" calcext:value-type="float">
            <text:p>2.11E-12</text:p>
          </table:table-cell>
          <table:table-cell office:value-type="float" office:value="0.29662433" calcext:value-type="float">
            <text:p>0.29662433</text:p>
          </table:table-cell>
          <table:table-cell office:value-type="float" office:value="0.70291122" calcext:value-type="float">
            <text:p>0.702911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0127913" calcext:value-type="float">
            <text:p>0.10127913</text:p>
          </table:table-cell>
          <table:table-cell office:value-type="float" office:value="0.00191314" calcext:value-type="float">
            <text:p>0.00191314</text:p>
          </table:table-cell>
          <table:table-cell office:value-type="float" office:value="0.01025764" calcext:value-type="float">
            <text:p>0.01025764</text:p>
          </table:table-cell>
          <table:table-cell office:value-type="float" office:value="0.8865501" calcext:value-type="float">
            <text:p>0.8865501</text:p>
          </table:table-cell>
          <table:table-cell office:value-type="float" office:value="0.00044167" calcext:value-type="float">
            <text:p>0.00044167</text:p>
          </table:table-cell>
          <table:table-cell office:value-type="float" office:value="0.24324272" calcext:value-type="float">
            <text:p>0.24324272</text:p>
          </table:table-cell>
          <table:table-cell office:value-type="float" office:value="0.00000000000848" calcext:value-type="float">
            <text:p>8.48E-12</text:p>
          </table:table-cell>
          <table:table-cell office:value-type="float" office:value="0.75631561" calcext:value-type="float">
            <text:p>0.75631561</text:p>
          </table:table-cell>
          <table:table-cell office:value-type="float" office:value="0.00039789" calcext:value-type="float">
            <text:p>0.00039789</text:p>
          </table:table-cell>
          <table:table-cell office:value-type="float" office:value="0.000000000001922" calcext:value-type="float">
            <text:p>1.92E-12</text:p>
          </table:table-cell>
          <table:table-cell office:value-type="float" office:value="0.25945556" calcext:value-type="float">
            <text:p>0.25945556</text:p>
          </table:table-cell>
          <table:table-cell office:value-type="float" office:value="0.74014656" calcext:value-type="float">
            <text:p>0.7401465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8391697" calcext:value-type="float">
            <text:p>0.08391697</text:p>
          </table:table-cell>
          <table:table-cell office:value-type="float" office:value="0.0016836" calcext:value-type="float">
            <text:p>0.0016836</text:p>
          </table:table-cell>
          <table:table-cell office:value-type="float" office:value="0.00866265" calcext:value-type="float">
            <text:p>0.00866265</text:p>
          </table:table-cell>
          <table:table-cell office:value-type="float" office:value="0.90573678" calcext:value-type="float">
            <text:p>0.90573678</text:p>
          </table:table-cell>
          <table:table-cell office:value-type="float" office:value="0.00037074" calcext:value-type="float">
            <text:p>0.00037074</text:p>
          </table:table-cell>
          <table:table-cell office:value-type="float" office:value="0.2168539" calcext:value-type="float">
            <text:p>0.2168539</text:p>
          </table:table-cell>
          <table:table-cell office:value-type="float" office:value="0.000000000007255" calcext:value-type="float">
            <text:p>7.26E-12</text:p>
          </table:table-cell>
          <table:table-cell office:value-type="float" office:value="0.78277537" calcext:value-type="float">
            <text:p>0.78277537</text:p>
          </table:table-cell>
          <table:table-cell office:value-type="float" office:value="0.00033792" calcext:value-type="float">
            <text:p>0.00033792</text:p>
          </table:table-cell>
          <table:table-cell office:value-type="float" office:value="0.000000000001734" calcext:value-type="float">
            <text:p>1.73E-12</text:p>
          </table:table-cell>
          <table:table-cell office:value-type="float" office:value="0.22459067" calcext:value-type="float">
            <text:p>0.22459067</text:p>
          </table:table-cell>
          <table:table-cell office:value-type="float" office:value="0.77507141" calcext:value-type="float">
            <text:p>0.775071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4:33:18.617000000</meta:creation-date>
    <dc:date>2023-11-20T14:33:44.278000000</dc:date>
    <meta:editing-duration>PT25S</meta:editing-duration>
    <meta:editing-cycles>1</meta:editing-cycles>
    <meta:document-statistic meta:table-count="1" meta:cell-count="629" meta:object-count="0"/>
    <meta:generator>LibreOffice/6.1.6.3$Windows_X86_64 LibreOffice_project/5896ab1714085361c45cf540f76f60673dd96a72</meta:generator>
  </office:meta>
</office:document-meta>
</file>